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ahoma" svg:font-family="Tahoma, Geneva, Arial, Helvetica,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132cm" fo:margin-bottom="0.318cm" fo:text-align="center" style:justify-single-word="false" fo:orphans="2" fo:widows="2" fo:text-indent="0cm" style:auto-text-indent="false"/>
      <style:text-properties fo:font-variant="normal" fo:text-transform="none" fo:color="#000000" style:font-name="Tahoma" fo:font-size="9pt" fo:letter-spacing="normal" fo:font-style="normal" fo:font-weight="normal"/>
    </style:style>
    <style:style style:name="P2" style:family="paragraph" style:parent-style-name="Text_20_body">
      <style:paragraph-properties fo:margin-left="0cm" fo:margin-right="0cm" fo:margin-top="0.132cm" fo:margin-bottom="0.318cm" fo:text-align="justify" style:justify-single-word="false" fo:orphans="2" fo:widows="2" fo:text-indent="0cm" style:auto-text-indent="false"/>
      <style:text-properties fo:font-variant="normal" fo:text-transform="none" fo:color="#000000" style:font-name="Tahoma" fo:font-size="9pt" fo:letter-spacing="normal" fo:font-style="normal" fo:font-weight="normal"/>
    </style:style>
    <style:style style:name="P3" style:family="paragraph" style:parent-style-name="Text_20_body">
      <style:paragraph-properties fo:margin-left="0cm" fo:margin-right="0cm" fo:margin-top="0.132cm" fo:margin-bottom="0.318cm" fo:text-align="center" style:justify-single-word="false" fo:orphans="2" fo:widows="2" fo:text-indent="0cm" style:auto-text-indent="false"/>
    </style:style>
    <style:style style:name="P4" style:family="paragraph" style:parent-style-name="Text_20_body">
      <style:paragraph-properties fo:margin-left="0cm" fo:margin-right="0cm" fo:margin-top="0.132cm" fo:margin-bottom="0.318cm" fo:text-align="justify" style:justify-single-word="false" fo:orphans="2" fo:widows="2" fo:text-indent="0cm" style:auto-text-indent="false"/>
    </style:style>
    <style:style style:name="T1" style:family="text">
      <style:text-properties fo:font-variant="normal" fo:text-transform="none" fo:color="#000000" style:font-name="Tahoma"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gge 21 novembre 2000, n. 342</text:p>
      <text:p text:style-name="P1">(Pubblicata nella Gazzetta Ufficiale n. 276 del 25 novembre 2000 - Suppl. Ord.)</text:p>
      <text:p text:style-name="P1">Art. 63.</text:p>
      <text:p text:style-name="P3"><text:span text:style-name="Emphasis"><text:span text:style-name="T1">(Tasse automobilistiche per particolari<text:line-break/>categorie di veicoli)</text:span></text:span></text:p>
      <text:p text:style-name="P2">1. Sono esentati dal pagamento delle tasse automobilistiche i veicoli ed i motoveicoli, esclusi quelli adibiti ad uso professionale, a decorrere dall'anno in cui si compie il trentesimo anno dalla loro costruzione. Salvo prova contraria, i veicoli di cui al primo periodo si considerano costruiti nell'anno di prima immatricolazione in Italia o in altro Stato. A tal fine viene predisposto, per gli autoveicoli dall'Automobilclub Storico Italiano (ASI), per i motoveicoli anche dalla Federazione Motociclistica Italiana (FMI), un apposito elenco indicante i periodi di produzione dei veicoli.</text:p>
      <text:p text:style-name="P2">2. L'esenzione di cui al comma 1 è altresì estesa agli autoveicoli e motoveicoli di particolare interesse storico e collezionistico per i quali il termine è ridotto a venti anni. Si considerano veicoli di particolare interesse storico e collezionistico:</text:p>
      <text:p text:style-name="P4"><text:span text:style-name="Emphasis"><text:span text:style-name="T1">a)</text:span></text:span><text:span text:style-name="T1"> i veicoli costruiti specificamente per le competizioni;</text:span></text:p>
      <text:p text:style-name="P4"><text:span text:style-name="Emphasis"><text:span text:style-name="T1">b)</text:span></text:span><text:span text:style-name="T1"> i veicoli costruiti a scopo di ricerca tecnica o estetica, anche in vista di partecipazione ad esposizioni o mostre;</text:span></text:p>
      <text:p text:style-name="P4"><text:span text:style-name="Emphasis"><text:span text:style-name="T1">c)</text:span></text:span><text:span text:style-name="T1"> i veicoli i quali, pur non appartenendo alle categorie di cui alle lettere </text:span><text:span text:style-name="Emphasis"><text:span text:style-name="T1">a)</text:span></text:span><text:span text:style-name="T1"> e </text:span><text:span text:style-name="Emphasis"><text:span text:style-name="T1">b)</text:span></text:span><text:span text:style-name="T1">, rivestano un particolare interesse storico o collezionistico in ragione del loro rilievo industriale, sportivo, estetico o di costume.</text:span></text:p>
      <text:p text:style-name="P2">3. I veicoli indicati al comma 2 sono individuati, con propria determinazione, dall'ASI e, per i motoveicoli, anche dalla FMI. Tale determinazione è aggiornata annualmente.</text:p>
      <text:p text:style-name="P2">4. I veicoli di cui ai commi 1 e 2 sono assoggettati, in caso di utilizzazione sulla pubblica strada, ad una tassa di circolazione forfettaria annua di lire 50.000 per gli autoveicoli e di lire 20.000 per i motoveicoli. Per la liquidazione, la riscossione e l'accertamento della predetta tassa, si applicano, in quanto compatibili, le disposizioni che disciplinano la tassa automobilistica, di cui al testo unico delle leggi sulle tasse automobilistiche, approvato con decreto del Presidente della Repubblica 5 febbraio 1953, n. 39, e successive modificazioni. Per i predetti veicoli l'imposta provinciale di trascrizione è fissata in lire 100.000 per gli autoveicoli ed in lire 50.000 per i motoveicol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ahoma" svg:font-family="Tahoma, Geneva, Arial, Helvetica,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e </meta:initial-creator>
    <meta:creation-date>2012-02-09T15:40:00</meta:creation-date>
    <meta:document-statistic meta:table-count="0" meta:image-count="0" meta:object-count="0" meta:page-count="1" meta:paragraph-count="11" meta:word-count="350" meta:character-count="2297"/>
    <dc:date>2012-02-09T15:41:52</dc:date>
    <dc:creator>daniele </dc:creator>
    <meta:editing-duration>PT1M52S</meta:editing-duration>
    <meta:editing-cycles>1</meta:editing-cycles>
    <meta:generator>LibreOffice/3.3$Unix LibreOffice_project/330m19$Build-401</meta:generator>
  </office:meta>
</office:document-meta>
</file>